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9.012cm" svg:x="5.567cm" svg:y="1.882cm">
            <draw:object draw:notify-on-update-of-ranges="Лист1.A2:Лист1.A42 Лист1.B2:Лист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2*x)</text:p>
          </table:table-cell>
          <table:table-cell office:value-type="string" calcext:value-type="string">
            <text:p>Шаг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SIN(2*[.A2])" office:value-type="float" office:value="-0.99060735569487" calcext:value-type="float">
            <text:p>-0,9906073556948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table:formula="of:=SIN(2*[.A3])" office:value-type="float" office:value="-0.740375889952449" calcext:value-type="float">
            <text:p>-0,740375889952449</text:p>
          </table:table-cell>
          <table:table-cell/>
        </table:table-row>
        <table:table-row table:style-name="ro1">
          <table:table-cell office:value-type="float" office:value="-6.4" calcext:value-type="float">
            <text:p>-6,4</text:p>
          </table:table-cell>
          <table:table-cell table:formula="of:=SIN(2*[.A4])" office:value-type="float" office:value="-0.231509825101539" calcext:value-type="float">
            <text:p>-0,231509825101539</text:p>
          </table:table-cell>
          <table:table-cell/>
        </table:table-row>
        <table:table-row table:style-name="ro1">
          <table:table-cell office:value-type="float" office:value="-6.1" calcext:value-type="float">
            <text:p>-6,1</text:p>
          </table:table-cell>
          <table:table-cell table:formula="of:=SIN(2*[.A5])" office:value-type="float" office:value="0.358229282236829" calcext:value-type="float">
            <text:p>0,358229282236829</text:p>
          </table:table-cell>
          <table:table-cell/>
        </table:table-row>
        <table:table-row table:style-name="ro1">
          <table:table-cell office:value-type="float" office:value="-5.8" calcext:value-type="float">
            <text:p>-5,8</text:p>
          </table:table-cell>
          <table:table-cell table:formula="of:=SIN(2*[.A6])" office:value-type="float" office:value="0.822828594968709" calcext:value-type="float">
            <text:p>0,822828594968709</text:p>
          </table:table-cell>
          <table:table-cell/>
        </table:table-row>
        <table:table-row table:style-name="ro1">
          <table:table-cell office:value-type="float" office:value="-5.5" calcext:value-type="float">
            <text:p>-5,5</text:p>
          </table:table-cell>
          <table:table-cell table:formula="of:=SIN(2*[.A7])" office:value-type="float" office:value="0.999990206550704" calcext:value-type="float">
            <text:p>0,999990206550704</text:p>
          </table:table-cell>
          <table:table-cell/>
        </table:table-row>
        <table:table-row table:style-name="ro1">
          <table:table-cell office:value-type="float" office:value="-5.2" calcext:value-type="float">
            <text:p>-5,2</text:p>
          </table:table-cell>
          <table:table-cell table:formula="of:=SIN(2*[.A8])" office:value-type="float" office:value="0.827826469085654" calcext:value-type="float">
            <text:p>0,827826469085654</text:p>
          </table:table-cell>
          <table:table-cell/>
        </table:table-row>
        <table:table-row table:style-name="ro1">
          <table:table-cell office:value-type="float" office:value="-4.9" calcext:value-type="float">
            <text:p>-4,9</text:p>
          </table:table-cell>
          <table:table-cell table:formula="of:=SIN(2*[.A9])" office:value-type="float" office:value="0.366479129251928" calcext:value-type="float">
            <text:p>0,366479129251928</text:p>
          </table:table-cell>
          <table:table-cell/>
        </table:table-row>
        <table:table-row table:style-name="ro1">
          <table:table-cell office:value-type="float" office:value="-4.6" calcext:value-type="float">
            <text:p>-4,6</text:p>
          </table:table-cell>
          <table:table-cell table:formula="of:=SIN(2*[.A10])" office:value-type="float" office:value="-0.222889914100248" calcext:value-type="float">
            <text:p>-0,222889914100248</text:p>
          </table:table-cell>
          <table:table-cell/>
        </table:table-row>
        <table:table-row table:style-name="ro1">
          <table:table-cell office:value-type="float" office:value="-4.3" calcext:value-type="float">
            <text:p>-4,3</text:p>
          </table:table-cell>
          <table:table-cell table:formula="of:=SIN(2*[.A11])" office:value-type="float" office:value="-0.734397097874112" calcext:value-type="float">
            <text:p>-0,73439709787411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SIN(2*[.A12])" office:value-type="float" office:value="-0.989358246623382" calcext:value-type="float">
            <text:p>-0,989358246623382</text:p>
          </table:table-cell>
          <table:table-cell/>
        </table:table-row>
        <table:table-row table:style-name="ro1">
          <table:table-cell office:value-type="float" office:value="-3.7" calcext:value-type="float">
            <text:p>-3,7</text:p>
          </table:table-cell>
          <table:table-cell table:formula="of:=SIN(2*[.A13])" office:value-type="float" office:value="-0.898708095811627" calcext:value-type="float">
            <text:p>-0,898708095811627</text:p>
          </table:table-cell>
          <table:table-cell/>
        </table:table-row>
        <table:table-row table:style-name="ro1">
          <table:table-cell office:value-type="float" office:value="-3.4" calcext:value-type="float">
            <text:p>-3,4</text:p>
          </table:table-cell>
          <table:table-cell table:formula="of:=SIN(2*[.A14])" office:value-type="float" office:value="-0.494113351138609" calcext:value-type="float">
            <text:p>-0,494113351138609</text:p>
          </table:table-cell>
          <table:table-cell/>
        </table:table-row>
        <table:table-row table:style-name="ro1">
          <table:table-cell office:value-type="float" office:value="-3.1" calcext:value-type="float">
            <text:p>-3,1</text:p>
          </table:table-cell>
          <table:table-cell table:formula="of:=SIN(2*[.A15])" office:value-type="float" office:value="0.0830894028174964" calcext:value-type="float">
            <text:p>0,0830894028174964</text:p>
          </table:table-cell>
          <table:table-cell/>
        </table:table-row>
        <table:table-row table:style-name="ro1">
          <table:table-cell office:value-type="float" office:value="-2.8" calcext:value-type="float">
            <text:p>-2,8</text:p>
          </table:table-cell>
          <table:table-cell table:formula="of:=SIN(2*[.A16])" office:value-type="float" office:value="0.631266637872322" calcext:value-type="float">
            <text:p>0,631266637872322</text:p>
          </table:table-cell>
          <table:table-cell/>
        </table:table-row>
        <table:table-row table:style-name="ro1">
          <table:table-cell office:value-type="float" office:value="-2.5" calcext:value-type="float">
            <text:p>-2,5</text:p>
          </table:table-cell>
          <table:table-cell table:formula="of:=SIN(2*[.A17])" office:value-type="float" office:value="0.958924274663139" calcext:value-type="float">
            <text:p>0,958924274663139</text:p>
          </table:table-cell>
          <table:table-cell/>
        </table:table-row>
        <table:table-row table:style-name="ro1">
          <table:table-cell office:value-type="float" office:value="-2.2" calcext:value-type="float">
            <text:p>-2,2</text:p>
          </table:table-cell>
          <table:table-cell table:formula="of:=SIN(2*[.A18])" office:value-type="float" office:value="0.951602073889516" calcext:value-type="float">
            <text:p>0,951602073889516</text:p>
          </table:table-cell>
          <table:table-cell/>
        </table:table-row>
        <table:table-row table:style-name="ro1">
          <table:table-cell office:value-type="float" office:value="-1.9" calcext:value-type="float">
            <text:p>-1,9</text:p>
          </table:table-cell>
          <table:table-cell table:formula="of:=SIN(2*[.A19])" office:value-type="float" office:value="0.61185789094272" calcext:value-type="float">
            <text:p>0,61185789094272</text:p>
          </table:table-cell>
          <table:table-cell/>
        </table:table-row>
        <table:table-row table:style-name="ro1">
          <table:table-cell office:value-type="float" office:value="-1.6" calcext:value-type="float">
            <text:p>-1,6</text:p>
          </table:table-cell>
          <table:table-cell table:formula="of:=SIN(2*[.A20])" office:value-type="float" office:value="0.058374143427581" calcext:value-type="float">
            <text:p>0,058374143427581</text:p>
          </table:table-cell>
          <table:table-cell/>
        </table:table-row>
        <table:table-row table:style-name="ro1">
          <table:table-cell office:value-type="float" office:value="-1.3" calcext:value-type="float">
            <text:p>-1,3</text:p>
          </table:table-cell>
          <table:table-cell table:formula="of:=SIN(2*[.A21])" office:value-type="float" office:value="-0.515501371821465" calcext:value-type="float">
            <text:p>-0,51550137182146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[.A22])" office:value-type="float" office:value="-0.909297426825682" calcext:value-type="float">
            <text:p>-0,909297426825682</text:p>
          </table:table-cell>
          <table:table-cell/>
        </table:table-row>
        <table:table-row table:style-name="ro1">
          <table:table-cell office:value-type="float" office:value="-0.7" calcext:value-type="float">
            <text:p>-0,7</text:p>
          </table:table-cell>
          <table:table-cell table:formula="of:=SIN(2*[.A23])" office:value-type="float" office:value="-0.98544972998846" calcext:value-type="float">
            <text:p>-0,98544972998846</text:p>
          </table:table-cell>
          <table:table-cell/>
        </table:table-row>
        <table:table-row table:style-name="ro1">
          <table:table-cell office:value-type="float" office:value="-0.4" calcext:value-type="float">
            <text:p>-0,4</text:p>
          </table:table-cell>
          <table:table-cell table:formula="of:=SIN(2*[.A24])" office:value-type="float" office:value="-0.717356090899523" calcext:value-type="float">
            <text:p>-0,717356090899523</text:p>
          </table:table-cell>
          <table:table-cell/>
        </table:table-row>
        <table:table-row table:style-name="ro1">
          <table:table-cell office:value-type="float" office:value="-0.100000000000001" calcext:value-type="float">
            <text:p>-0,100000000000001</text:p>
          </table:table-cell>
          <table:table-cell table:formula="of:=SIN(2*[.A25])" office:value-type="float" office:value="-0.198669330795062" calcext:value-type="float">
            <text:p>-0,198669330795062</text:p>
          </table:table-cell>
          <table:table-cell/>
        </table:table-row>
        <table:table-row table:style-name="ro1">
          <table:table-cell office:value-type="float" office:value="0.199999999999999" calcext:value-type="float">
            <text:p>0,199999999999999</text:p>
          </table:table-cell>
          <table:table-cell table:formula="of:=SIN(2*[.A26])" office:value-type="float" office:value="0.389418342308649" calcext:value-type="float">
            <text:p>0,38941834230864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SIN(2*[.A27])" office:value-type="float" office:value="0.841470984807897" calcext:value-type="float">
            <text:p>0,841470984807897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IN(2*[.A28])" office:value-type="float" office:value="0.999573603041505" calcext:value-type="float">
            <text:p>0,999573603041505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SIN(2*[.A29])" office:value-type="float" office:value="0.808496403819591" calcext:value-type="float">
            <text:p>0,808496403819591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SIN(2*[.A30])" office:value-type="float" office:value="0.334988150155904" calcext:value-type="float">
            <text:p>0,334988150155904</text:p>
          </table:table-cell>
          <table:table-cell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SIN(2*[.A31])" office:value-type="float" office:value="-0.25554110202683" calcext:value-type="float">
            <text:p>-0,255541102026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2*[.A32])" office:value-type="float" office:value="-0.756802495307928" calcext:value-type="float">
            <text:p>-0,756802495307928</text:p>
          </table:table-cell>
          <table:table-cell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SIN(2*[.A33])" office:value-type="float" office:value="-0.993691003633464" calcext:value-type="float">
            <text:p>-0,993691003633464</text:p>
          </table:table-cell>
          <table:table-cell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SIN(2*[.A34])" office:value-type="float" office:value="-0.883454655720154" calcext:value-type="float">
            <text:p>-0,883454655720154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SIN(2*[.A35])" office:value-type="float" office:value="-0.464602179413757" calcext:value-type="float">
            <text:p>-0,464602179413757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SIN(2*[.A36])" office:value-type="float" office:value="0.116549204850492" calcext:value-type="float">
            <text:p>0,116549204850492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SIN(2*[.A37])" office:value-type="float" office:value="0.656986598718789" calcext:value-type="float">
            <text:p>0,656986598718789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SIN(2*[.A38])" office:value-type="float" office:value="0.967919672031486" calcext:value-type="float">
            <text:p>0,967919672031486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SIN(2*[.A39])" office:value-type="float" office:value="0.940730556679773" calcext:value-type="float">
            <text:p>0,940730556679773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SIN(2*[.A40])" office:value-type="float" office:value="0.584917192891762" calcext:value-type="float">
            <text:p>0,584917192891762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SIN(2*[.A41])" office:value-type="float" office:value="0.0247754254533595" calcext:value-type="float">
            <text:p>0,02477542545335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2*[.A42])" office:value-type="float" office:value="-0.54402111088937" calcext:value-type="float">
            <text:p>-0,544021110889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5:24:44.680000000</meta:creation-date>
    <meta:generator>LibreOffice/7.4.1.2$Windows_X86_64 LibreOffice_project/3c58a8f3a960df8bc8fd77b461821e42c061c5f0</meta:generator>
    <dc:date>2022-10-12T15:36:05.562000000</dc:date>
    <meta:editing-duration>PT11M21S</meta:editing-duration>
    <meta:editing-cycles>1</meta:editing-cycles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line" chart:style-name="ch1">
        <chart:title svg:x="6.17cm" svg:y="0.316cm" chart:style-name="ch2">
          <text:p>Функция Sin(2*x)</text:p>
        </chart:title>
        <chart:subtitle svg:x="6.329cm" svg:y="1.275cm" chart:style-name="ch3">
          <text:p>Линейный график</text:p>
        </chart:subtitle>
        <chart:legend chart:legend-position="end" svg:x="12.963cm" svg:y="4.207cm" style:legend-expansion="high" chart:style-name="ch4"/>
        <chart:plot-area chart:style-name="ch5" table:cell-range-address="Лист1.A2:Лист1.B42" chart:data-source-has-labels="column" svg:x="0.32cm" svg:y="2.138cm" svg:width="12.323cm" svg:height="6.695cm">
          <chart:coordinate-region svg:x="1.153cm" svg:y="2.337cm" svg:width="11.349cm" svg:height="6.297cm"/>
          <chart:axis chart:dimension="x" chart:name="primary-x" chart:style-name="ch6" chartooo:axis-type="auto">
            <chartooo:date-scale/>
            <chart:categories table:cell-range-address="Лист1.A2:Лист1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42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-7">
                <text:p>-7</text:p>
                <draw:g>
                  <svg:desc>Лист1.A2:Лист1.A42</svg:desc>
                </draw:g>
              </table:table-cell>
              <table:table-cell office:value-type="float" office:value="-0.99060735569487">
                <text:p>-0.99060735569487</text:p>
                <draw:g>
                  <svg:desc>Лист1.B2:Лист1.B42</svg:desc>
                </draw:g>
              </table:table-cell>
            </table:table-row>
            <table:table-row>
              <table:table-cell office:value-type="float" office:value="-6.7">
                <text:p>-6.7</text:p>
              </table:table-cell>
              <table:table-cell office:value-type="float" office:value="-0.740375889952449">
                <text:p>-0.740375889952449</text:p>
              </table:table-cell>
            </table:table-row>
            <table:table-row>
              <table:table-cell office:value-type="float" office:value="-6.4">
                <text:p>-6.4</text:p>
              </table:table-cell>
              <table:table-cell office:value-type="float" office:value="-0.231509825101539">
                <text:p>-0.231509825101539</text:p>
              </table:table-cell>
            </table:table-row>
            <table:table-row>
              <table:table-cell office:value-type="float" office:value="-6.1">
                <text:p>-6.1</text:p>
              </table:table-cell>
              <table:table-cell office:value-type="float" office:value="0.358229282236829">
                <text:p>0.358229282236829</text:p>
              </table:table-cell>
            </table:table-row>
            <table:table-row>
              <table:table-cell office:value-type="float" office:value="-5.8">
                <text:p>-5.8</text:p>
              </table:table-cell>
              <table:table-cell office:value-type="float" office:value="0.822828594968709">
                <text:p>0.822828594968709</text:p>
              </table:table-cell>
            </table:table-row>
            <table:table-row>
              <table:table-cell office:value-type="float" office:value="-5.5">
                <text:p>-5.5</text:p>
              </table:table-cell>
              <table:table-cell office:value-type="float" office:value="0.999990206550704">
                <text:p>0.999990206550704</text:p>
              </table:table-cell>
            </table:table-row>
            <table:table-row>
              <table:table-cell office:value-type="float" office:value="-5.2">
                <text:p>-5.2</text:p>
              </table:table-cell>
              <table:table-cell office:value-type="float" office:value="0.827826469085654">
                <text:p>0.827826469085654</text:p>
              </table:table-cell>
            </table:table-row>
            <table:table-row>
              <table:table-cell office:value-type="float" office:value="-4.9">
                <text:p>-4.9</text:p>
              </table:table-cell>
              <table:table-cell office:value-type="float" office:value="0.366479129251928">
                <text:p>0.366479129251928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-0.222889914100248">
                <text:p>-0.222889914100248</text:p>
              </table:table-cell>
            </table:table-row>
            <table:table-row>
              <table:table-cell office:value-type="float" office:value="-4.3">
                <text:p>-4.3</text:p>
              </table:table-cell>
              <table:table-cell office:value-type="float" office:value="-0.734397097874112">
                <text:p>-0.734397097874112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0.989358246623382">
                <text:p>-0.989358246623382</text:p>
              </table:table-cell>
            </table:table-row>
            <table:table-row>
              <table:table-cell office:value-type="float" office:value="-3.7">
                <text:p>-3.7</text:p>
              </table:table-cell>
              <table:table-cell office:value-type="float" office:value="-0.898708095811627">
                <text:p>-0.898708095811627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-0.494113351138609">
                <text:p>-0.494113351138609</text:p>
              </table:table-cell>
            </table:table-row>
            <table:table-row>
              <table:table-cell office:value-type="float" office:value="-3.1">
                <text:p>-3.1</text:p>
              </table:table-cell>
              <table:table-cell office:value-type="float" office:value="0.0830894028174964">
                <text:p>0.0830894028174964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631266637872322">
                <text:p>0.631266637872322</text:p>
              </table:table-cell>
            </table:table-row>
            <table:table-row>
              <table:table-cell office:value-type="float" office:value="-2.5">
                <text:p>-2.5</text:p>
              </table:table-cell>
              <table:table-cell office:value-type="float" office:value="0.958924274663139">
                <text:p>0.958924274663139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951602073889516">
                <text:p>0.951602073889516</text:p>
              </table:table-cell>
            </table:table-row>
            <table:table-row>
              <table:table-cell office:value-type="float" office:value="-1.9">
                <text:p>-1.9</text:p>
              </table:table-cell>
              <table:table-cell office:value-type="float" office:value="0.61185789094272">
                <text:p>0.6118578909427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058374143427581">
                <text:p>0.058374143427581</text:p>
              </table:table-cell>
            </table:table-row>
            <table:table-row>
              <table:table-cell office:value-type="float" office:value="-1.3">
                <text:p>-1.3</text:p>
              </table:table-cell>
              <table:table-cell office:value-type="float" office:value="-0.515501371821465">
                <text:p>-0.515501371821465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0.909297426825682">
                <text:p>-0.909297426825682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-0.98544972998846">
                <text:p>-0.98544972998846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-0.717356090899523">
                <text:p>-0.717356090899523</text:p>
              </table:table-cell>
            </table:table-row>
            <table:table-row>
              <table:table-cell office:value-type="float" office:value="-0.100000000000001">
                <text:p>-0.100000000000001</text:p>
              </table:table-cell>
              <table:table-cell office:value-type="float" office:value="-0.198669330795062">
                <text:p>-0.198669330795062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.389418342308649">
                <text:p>0.3894183423086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41470984807897">
                <text:p>0.8414709848078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808496403819591">
                <text:p>0.80849640381959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334988150155904">
                <text:p>0.33498815015590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25554110202683">
                <text:p>-0.255541102026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0.993691003633464">
                <text:p>-0.99369100363346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883454655720154">
                <text:p>-0.88345465572015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464602179413757">
                <text:p>-0.4646021794137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116549204850492">
                <text:p>0.11654920485049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56986598718789">
                <text:p>0.65698659871878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67919672031486">
                <text:p>0.967919672031486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940730556679773">
                <text:p>0.94073055667977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584917192891762">
                <text:p>0.58491719289176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247754254533595">
                <text:p>0.02477542545335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54402111088937">
                <text:p>-0.54402111088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